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1000020100000113000000CFF628E755.png" manifest:media-type="image/png"/>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22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top="0.353cm" fo:margin-bottom="0cm" style:punctuation-wrap="hanging"/>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28" style:family="paragraph">
      <style:text-properties fo:font-size="20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1" style:family="paragraph">
      <style:paragraph-properties fo:text-align="center"/>
    </style:style>
    <style:style style:name="P32" style:family="paragraph">
      <style:paragraph-properties fo:margin-left="0cm" fo:margin-right="0cm" fo:margin-top="0.282cm" fo:margin-bottom="0cm" fo:line-height="100%" fo:text-align="start" fo:text-indent="0cm" style:punctuation-wrap="hanging" style:writing-mode="lr-tb"/>
    </style:style>
    <style:style style:name="P33" style:family="paragraph">
      <style:paragraph-properties fo:margin-top="0cm" fo:margin-bottom="0cm" fo:line-height="100%" fo:text-align="start" style:punctuation-wrap="hanging" style:writing-mode="lr-tb" style:font-independent-line-spacing="true"/>
      <style:text-properties fo:font-size="24pt"/>
    </style:style>
    <style:style style:name="P34" style:family="paragraph">
      <style:paragraph-properties fo:margin-left="0cm" fo:margin-right="0cm" fo:margin-top="0.318cm" fo:margin-bottom="0cm" fo:line-height="100%" fo:text-align="start" fo:text-indent="0cm" style:punctuation-wrap="hanging" style:writing-mode="lr-tb"/>
    </style:style>
    <style:style style:name="P35" style:family="paragraph">
      <style:paragraph-properties fo:margin-left="0cm" fo:margin-right="0cm" fo:margin-top="0.212cm" fo:margin-bottom="0cm" fo:line-height="100%" fo:text-align="start" fo:text-indent="0cm" style:punctuation-wrap="hanging" style:writing-mode="lr-tb"/>
    </style:style>
    <style:style style:name="P36" style:family="paragraph">
      <style:paragraph-properties fo:margin-top="0cm" fo:margin-bottom="0cm" fo:line-height="100%" fo:text-align="center" style:punctuation-wrap="simple" style:writing-mode="lr-tb"/>
    </style:style>
    <style:style style:name="P37" style:family="paragraph">
      <style:paragraph-properties fo:text-align="start"/>
      <style:text-properties fo:font-size="18pt"/>
    </style:style>
    <style:style style:name="P38" style:family="paragraph">
      <style:paragraph-properties fo:margin-top="0cm" fo:margin-bottom="0cm" fo:line-height="100%" fo:text-align="center" style:punctuation-wrap="simple" style:writing-mode="lr-tb" style:font-independent-line-spacing="true"/>
      <style:text-properties fo:font-size="24pt"/>
    </style:style>
    <style:style style:name="P39" style:family="paragraph">
      <style:paragraph-properties fo:margin-left="0cm" fo:margin-right="0cm" fo:margin-top="0.423cm" fo:margin-bottom="0cm" fo:line-height="90%" fo:text-align="start" fo:text-indent="0cm" style:punctuation-wrap="hanging" style:writing-mode="lr-tb"/>
    </style:style>
    <style:style style:name="P40" style:family="paragraph">
      <style:paragraph-properties fo:margin-left="0cm" fo:margin-right="0cm" fo:margin-top="0.318cm" fo:margin-bottom="0cm" fo:line-height="90%" fo:text-align="start" fo:text-indent="0cm" style:punctuation-wrap="hanging" style:writing-mode="lr-tb"/>
    </style:style>
    <style:style style:name="P41" style:family="paragraph">
      <style:text-properties fo:font-size="9pt" style:font-size-asian="9pt" style:font-size-complex="9pt"/>
    </style:style>
    <style:style style:name="P42" style:family="paragraph">
      <style:paragraph-properties fo:text-align="start" style:font-independent-line-spacing="true"/>
      <style:text-properties fo:font-size="22pt" style:font-size-asian="22pt" style:font-size-complex="22pt"/>
    </style:style>
    <style:style style:name="P43" style:family="paragraph">
      <style:paragraph-properties fo:text-align="start" style:font-independent-line-spacing="true"/>
      <style:text-properties fo:font-size="13pt" style:font-size-asian="13pt" style:font-size-complex="13pt"/>
    </style:style>
    <style:style style:name="P44" style:family="paragraph">
      <style:paragraph-properties fo:margin-top="0cm" fo:margin-bottom="0cm" fo:line-height="100%" fo:text-align="center" style:punctuation-wrap="hanging" style:writing-mode="lr-tb" style:font-independent-line-spacing="true"/>
      <style:text-properties fo:font-size="24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9" style:family="paragraph">
      <style:paragraph-properties fo:margin-left="0cm" fo:margin-right="0cm" fo:margin-top="0.353cm" fo:margin-bottom="0cm" fo:line-height="90%" fo:text-align="start" fo:text-indent="0cm" style:punctuation-wrap="hanging" style:writing-mode="lr-tb"/>
    </style:style>
    <style:style style:name="P5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1" style:family="paragraph">
      <style:paragraph-properties fo:margin-left="0cm" fo:margin-right="0cm" fo:margin-top="0.494cm" fo:margin-bottom="0cm" fo:line-height="10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5"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6" style:family="paragraph">
      <style:paragraph-properties fo:margin-top="0cm" fo:margin-bottom="0cm" fo:line-height="100%" fo:text-align="start" style:punctuation-wrap="simple" style:writing-mode="lr-tb"/>
    </style:style>
    <style:style style:name="P57" style:family="paragraph">
      <style:paragraph-properties fo:margin-left="0cm" fo:margin-right="0cm" fo:margin-top="0.353cm" fo:margin-bottom="0cm" fo:line-height="90%" fo:text-align="start" fo:text-indent="0cm" style:writing-mode="lr-tb"/>
    </style:style>
    <style:style style:name="P58" style:family="paragraph">
      <style:text-properties fo:font-size="16pt" style:font-size-asian="16pt" style:font-size-complex="16pt"/>
    </style:style>
    <style:style style:name="P59"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60" style:family="paragraph">
      <style:paragraph-properties fo:text-align="start" style:font-independent-line-spacing="true"/>
      <style:text-properties fo:font-size="14pt" style:font-size-asian="14pt" style:font-size-complex="14pt"/>
    </style:style>
    <style:style style:name="P61" style:family="paragraph">
      <style:paragraph-properties fo:margin-left="0cm" fo:margin-right="0cm" fo:margin-top="0.423cm" fo:margin-bottom="0cm" fo:line-height="110%" fo:text-align="start" fo:text-indent="0cm" style:punctuation-wrap="hanging" style:writing-mode="lr-tb"/>
    </style:style>
    <style:style style:name="P6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3"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6-04-01">1.04.16</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4-01">1.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6-04-01">1.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1">1.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7"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5"><text:span text:style-name="T14">Verallgemeinerung des Problems:</text:span></text:p>
            </text:list-item>
          </text:list>
          <text:list text:style-name="L9">
            <text:list-item>
              <text:list>
                <text:list-item>
                  <text:p text:style-name="P26"><text:span text:style-name="T19">Kooperation und Synchronisation</text:span></text:p>
                </text:list-item>
                <text:list-item>
                  <text:p text:style-name="P26"><text:span text:style-name="T19">Pull vs Push</text:span></text:p>
                </text:list-item>
              </text:list>
            </text:list-item>
          </text:list>
          <text:p text:style-name="P25"><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9"><text:span text:style-name="T14">Interrupt</text:span><text:span text:style-name="T5"> = Unterbrechung = Trap</text:span></text:p>
            </text:list-item>
            <text:list-item>
              <text:p text:style-name="P29"><text:span text:style-name="T5">Abgrenzung zu </text:span><text:span text:style-name="T14">Polling</text:span></text:p>
            </text:list-item>
          </text:list>
          <text:list text:style-name="L8">
            <text:list-item>
              <text:list>
                <text:list-item>
                  <text:p text:style-name="P26"><text:span text:style-name="T16">Kein aktives Abfragen von Ereignisquellen</text:span></text:p>
                </text:list-item>
              </text:list>
            </text:list-item>
            <text:list-item>
              <text:p text:style-name="P29"><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9"><text:span text:style-name="T5">Verursacher: Hardware oder Software</text:span></text:p>
            </text:list-item>
            <text:list-item>
              <text:p text:style-name="P29"><text:span text:style-name="T14">Abschaltung</text:span><text:span text:style-name="T5"> (Maskierung) von Interrupts ist möglich, sollte aber für sehr kurze Zeit sein</text:span></text:p>
            </text:list-item>
          </text:list>
          <text:list text:style-name="L10">
            <text:list-item>
              <text:list>
                <text:list-item>
                  <text:p text:style-name="P26"><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9"><text:span text:style-name="T14">Synchrone</text:span><text:span text:style-name="T5"> Interrupts: Von der CPU ausgelöste Ausnahmen (für das laufende Programm gedacht)</text:span></text:p>
            </text:list-item>
          </text:list>
          <text:list text:style-name="L8">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9"><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30"><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1" draw:layer="layout" svg:width="19.579cm" svg:height="10.971cm" svg:x="3.281cm" svg:y="4.868cm">
          <draw:image xlink:href="Pictures/200000410000870B00004BA39D57EA18.wmf"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1">1.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3"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3"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9"><text:span text:style-name="T5">Interrupts führen dazu, dass Code außerhalb des normalen Programmflusses ausgeführt wird</text:span></text:p>
            </text:list-item>
            <text:list-item>
              <text:p text:style-name="P29"><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9"><text:span text:style-name="T5">Prüfung, ob Interrupt anliegt, ist Teil des Befehlszyklus</text:span></text:p>
            </text:list-item>
            <text:list-item>
              <text:p text:style-name="P29"><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9"><text:span text:style-name="T5">Bei Multiprozessoren bzw. Mehrkernprozessoren:</text:span></text:p>
            </text:list-item>
          </text:list>
          <text:list text:style-name="L11">
            <text:list-item>
              <text:list>
                <text:list-item>
                  <text:p text:style-name="P34"><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9.243cm" svg:height="8.996cm" svg:x="1.969cm" svg:y="8.814cm">
          <draw:image xlink:href="Pictures/200000350000270C0000264F2408758D.wmf"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5"><text:span text:style-name="T5">Interrupt Request (IRQ) wird vom Gerät gesendet und identifiziert das Gerät</text:span></text:p>
            </text:list-item>
            <text:list-item>
              <text:p text:style-name="P35"><text:span text:style-name="T5">Abbildung IRQ </text:span><text:span text:style-name="T20">→</text:span><text:span text:style-name="T5"> Int-Nr durch Hardware in einem Interrupt Controller</text:span></text:p>
            </text:list-item>
          </text:list>
          <text:list text:style-name="L12">
            <text:list-item>
              <text:list>
                <text:list-item>
                  <text:p text:style-name="P35"><text:span text:style-name="T16">Int-Nr ist der Index für die Interrupt-Vektor-Tabelle (IVT)</text:span></text:p>
                </text:list-item>
                <text:list-item>
                  <text:p text:style-name="P35"><text:span text:style-name="T16">Die IVT wird über die CPU adressiert</text:span></text:p>
                </text:list-item>
              </text:list>
            </text:list-item>
            <text:list-item>
              <text:p text:style-name="P35"><text:span text:style-name="T5">IVT-Aufbau durch Prozessor vorgegeben:</text:span></text:p>
              <text:list>
                <text:list-item>
                  <text:p text:style-name="P35"><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6"><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6"><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039cm" svg:x="11.402cm" svg:y="15.332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6"><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3"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3"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8" draw:layer="layout" svg:width="3.403cm" svg:height="0.982cm" svg:x="16.998cm" svg:y="16.441cm">
          <text:p text:style-name="P36"><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7"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2"><text:span text:style-name="T9">E/A-Geräte benachrichtigen die CPU, wenn sie einen Dienst benötigen</text:span></text:p>
                </text:list-item>
                <text:list-item>
                  <text:p text:style-name="P32"><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684cm" svg:height="11.889cm" svg:x="0.212cm" svg:y="4.833cm">
          <draw:image xlink:href="Pictures/20000062000093E100004D50555D21DA.wmf"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1"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damit Interrupt bearbeitet werden kann ohne das ausgeführte Programm zu beeinflussen, muss dessen Zustand abgespeichert werden</text:span></text:p>
              </text:list-item>
              <text:list-item>
                <text:p text:style-name="P39"><text:span text:style-name="T24">manche Prozessoren machen dies automatisch und haben dafür einen eigenen, speziellen Stack</text:span></text:p>
              </text:list-item>
              <text:list-item>
                <text:p text:style-name="P39"><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l 8259A PIC = Programmable Controller = Multiplexer für Hardware-Interrupts</text:span></text:p>
              </text:list-item>
            </text:list>
            <text:list text:style-name="L15">
              <text:list-item>
                <text:list>
                  <text:list-item>
                    <text:p text:style-name="P40"><text:span text:style-name="T25">Ein <text:s/>integrierter Schaltkreis zur Verwaltung mehrerer Hardware-Interrupts</text:span></text:p>
                  </text:list-item>
                  <text:list-item>
                    <text:p text:style-name="P40"><text:span text:style-name="T25">Aufgabe: Überwacht Interrupt-Leitungen (IRQ), speichert sie und gibt sie an die CPUs weiter</text:span></text:p>
                  </text:list-item>
                  <text:list-item>
                    <text:p text:style-name="P40"><text:span text:style-name="T25">8 Interrupt-Eingänge: Eingang 0 hat höchste Priorität</text:span></text:p>
                  </text:list-item>
                  <text:list-item>
                    <text:p text:style-name="P40"><text:span text:style-name="T25">Seit IBM PC XT eingesetzt (1983)</text:span></text:p>
                  </text:list-item>
                  <text:list-item>
                    <text:p text:style-name="P40"><text:span text:style-name="T25">Oft wurden zwei PICs in einem PC genutzt</text:span></text:p>
                    <text:p text:style-name="P40"><text:span text:style-name="T25"/></text:p>
                  </text:list-item>
                </text:list>
              </text:list-item>
              <text:list-item>
                <text:p text:style-name="P39"><text:span text:style-name="T24">Neuere Versionen</text:span></text:p>
                <text:list>
                  <text:list-item>
                    <text:p text:style-name="P40"><text:span text:style-name="T25">APIC = Advanced PIC mit 256 Interrupt-Eingängen wird bei x86-Architekturen eingesetzt</text:span></text:p>
                  </text:list-item>
                  <text:list-item>
                    <text:p text:style-name="P40"><text:span text:style-name="T25">SAPIC = Streamlined Advanced Programmable Interrupt Controller wird bei IA64-Architekturen eingesetzt</text:span></text:p>
                  </text:list-item>
                </text:list>
              </text:list-item>
            </text:list>
            <text:p text:style-name="P39"><text:span text:style-name="T24"/></text:p>
          </draw:text-box>
        </draw:frame>
        <draw:g>
          <draw:frame draw:style-name="gr15" draw:text-style-name="P31" draw:layer="layout" svg:width="4.8cm" svg:height="3.076cm" svg:x="19cm" svg:y="10.2cm">
            <draw:image xlink:href="Pictures/1000020100000113000000CFF628E755.png" xlink:type="simple" xlink:show="embed" xlink:actuate="onLoad">
              <text:p/>
            </draw:image>
          </draw:frame>
          <draw:frame draw:style-name="gr25" draw:text-style-name="P41" draw:layer="layout" svg:width="8.622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2"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3"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37"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29"><text:span text:style-name="T24">Innenleben Intel 8259A, vereinfacht</text:span></text:p>
              </text:list-item>
            </text:list>
            <text:p text:style-name="P29"><text:span text:style-name="T24"/></text:p>
          </draw:text-box>
        </draw:frame>
        <draw:custom-shape draw:name="Rectangle 6" draw:style-name="gr26"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5"><text:span text:style-name="T16">PIC = Programmable Interrupt <text:s/>Controller</text:span></text:p>
            </text:list-item>
            <text:list-item>
              <text:p text:style-name="P35"><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18.697cm" svg:height="11.994cm" svg:x="3.669cm" svg:y="3.516cm">
          <draw:image xlink:href="Pictures/2000008A00006DC900004604192F3A7D.wmf"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39"><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3"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37" draw:layer="layout" svg:x1="9.794cm" svg:y1="8.796cm" svg:x2="9.794cm" svg:y2="15.923cm">
          <text:p/>
        </draw:line>
        <draw:line draw:name="Gerade Verbindung 65" draw:style-name="gr32" draw:text-style-name="P37" draw:layer="layout" svg:x1="9.768cm" svg:y1="15.051cm" svg:x2="7.748cm" svg:y2="15.051cm">
          <text:p/>
        </draw:line>
        <draw:line draw:name="Gerade Verbindung 66" draw:style-name="gr32" draw:text-style-name="P37" draw:layer="layout" svg:x1="9.806cm" svg:y1="11.403cm" svg:x2="7.787cm" svg:y2="11.403cm">
          <text:p/>
        </draw:line>
        <draw:line draw:name="Gerade Verbindung 67" draw:style-name="gr32" draw:text-style-name="P37" draw:layer="layout" svg:x1="9.806cm" svg:y1="9.082cm" svg:x2="7.787cm" svg:y2="9.082cm">
          <text:p/>
        </draw:line>
        <draw:line draw:name="Gerade Verbindung 68" draw:style-name="gr32" draw:text-style-name="P37" draw:layer="layout" svg:x1="11.816cm" svg:y1="12.454cm" svg:x2="9.794cm" svg:y2="12.454cm">
          <text:p/>
        </draw:line>
        <draw:custom-shape draw:name="Rectangle 6" draw:style-name="gr33" draw:text-style-name="P44"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5" draw:text-style-name="P31" draw:layer="layout" svg:width="18.168cm" svg:height="11.959cm" svg:x="2.681cm" svg:y="4.092cm">
          <draw:image xlink:href="Pictures/2000006C000062EA0000412195D15C2F.wmf"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Windows hat eine eigene Interrupt-Verwaltung</text:span></text:p>
              </text:list-item>
              <text:list-item>
                <text:p text:style-name="P29"><text:span text:style-name="T24">Über sog. </text:span><text:span text:style-name="T35">Interrupt Request Levels</text:span><text:span text:style-name="T24"> (IRQL) ordnet der Kernel den Interrupts eigene Prioritäten zu</text:span></text:p>
              </text:list-item>
              <text:list-item>
                <text:p text:style-name="P29"><text:span text:style-name="T24">Nur Interrupts mit höherem IRQL können Interruptbearbeitung auf niedrigerem IRQL unterbrechen</text:span></text:p>
              </text:list-item>
              <text:list-item>
                <text:p text:style-name="P29"><text:span text:style-name="T24">Über eine Interrupt Dispatch Tabelle (IDT) wird festgehalten, welche ISR für welchen Interrupt zuständig ist</text:span></text:p>
              </text:list-item>
            </text:list>
            <text:p text:style-name="P29"><text:span text:style-name="T24"/></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42" draw:layer="layout" svg:width="21.377cm" svg:height="1.335cm" svg:x="1.905cm" svg:y="3.387cm" presentation:class="outline" presentation:user-transformed="true">
          <draw:text-box>
            <text:list text:style-name="L14">
              <text:list-item>
                <text:p text:style-name="P29"><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5"><text:span text:style-name="T37">IRQL</text:span></text:p>
              </table:table-cell>
              <table:table-cell>
                <text:p text:style-name="P46"><text:span text:style-name="T37">Bezeichnung </text:span></text:p>
              </table:table-cell>
              <table:table-cell>
                <text:p text:style-name="P46"><text:span text:style-name="T37">Beschreibung</text:span></text:p>
              </table:table-cell>
            </table:table-row>
            <table:table-row table:style-name="ro2" table:default-cell-style-name="ce1">
              <table:table-cell table:style-name="ce2">
                <text:p text:style-name="P47"><text:span text:style-name="T38">31</text:span></text:p>
              </table:table-cell>
              <table:table-cell>
                <text:p text:style-name="P46"><text:span text:style-name="T38">High-Level</text:span></text:p>
              </table:table-cell>
              <table:table-cell>
                <text:p text:style-name="P46"><text:span text:style-name="T38">Maschinen-Check und katastrophale Fehler</text:span></text:p>
              </table:table-cell>
            </table:table-row>
            <table:table-row table:style-name="ro2" table:default-cell-style-name="ce1">
              <table:table-cell table:style-name="ce2">
                <text:p text:style-name="P47"><text:span text:style-name="T38">30</text:span></text:p>
              </table:table-cell>
              <table:table-cell>
                <text:p text:style-name="P46"><text:span text:style-name="T38">Power-Level</text:span></text:p>
              </table:table-cell>
              <table:table-cell>
                <text:p text:style-name="P46"><text:span text:style-name="T38">Strom/Spannungsproblem</text:span></text:p>
              </table:table-cell>
            </table:table-row>
            <table:table-row table:style-name="ro2" table:default-cell-style-name="ce1">
              <table:table-cell table:style-name="ce2">
                <text:p text:style-name="P47"><text:span text:style-name="T38">29</text:span></text:p>
              </table:table-cell>
              <table:table-cell>
                <text:p text:style-name="P46"><text:span text:style-name="T38">IPI-Level</text:span></text:p>
              </table:table-cell>
              <table:table-cell>
                <text:p text:style-name="P46"><text:span text:style-name="T38">Interprocessor Interrupt</text:span></text:p>
              </table:table-cell>
            </table:table-row>
            <table:table-row table:style-name="ro2" table:default-cell-style-name="ce1">
              <table:table-cell table:style-name="ce2">
                <text:p text:style-name="P47"><text:span text:style-name="T38">28</text:span></text:p>
              </table:table-cell>
              <table:table-cell>
                <text:p text:style-name="P46"><text:span text:style-name="T38">Clock-Level</text:span></text:p>
              </table:table-cell>
              <table:table-cell>
                <text:p text:style-name="P46"><text:span text:style-name="T38">Clock-Interrupt</text:span></text:p>
              </table:table-cell>
            </table:table-row>
            <table:table-row table:style-name="ro2" table:default-cell-style-name="ce1">
              <table:table-cell table:style-name="ce2">
                <text:p text:style-name="P47"><text:span text:style-name="T38">27</text:span></text:p>
              </table:table-cell>
              <table:table-cell>
                <text:p text:style-name="P46"><text:span text:style-name="T38">Sync-Level</text:span></text:p>
              </table:table-cell>
              <table:table-cell>
                <text:p text:style-name="P46"><text:span text:style-name="T38">Prozessorübergreifende Synchronisation</text:span></text:p>
              </table:table-cell>
            </table:table-row>
            <table:table-row table:style-name="ro3" table:default-cell-style-name="ce1">
              <table:table-cell table:style-name="ce2">
                <text:p text:style-name="P47"><text:span text:style-name="T38">3-26</text:span></text:p>
              </table:table-cell>
              <table:table-cell>
                <text:p text:style-name="P46"><text:span text:style-name="T38">Device-Levels</text:span></text:p>
              </table:table-cell>
              <table:table-cell>
                <text:p text:style-name="P46"><text:span text:style-name="T38">Abbildung auf IRQs der Geräte je nach verbautem Interrupt-Controller</text:span></text:p>
              </table:table-cell>
            </table:table-row>
            <table:table-row table:style-name="ro3" table:default-cell-style-name="ce1">
              <table:table-cell table:style-name="ce2">
                <text:p text:style-name="P47"><text:span text:style-name="T38">2</text:span></text:p>
              </table:table-cell>
              <table:table-cell>
                <text:p text:style-name="P46"><text:span text:style-name="T38">Dispatch/DPC-Level</text:span></text:p>
              </table:table-cell>
              <table:table-cell>
                <text:p text:style-name="P46"><text:span text:style-name="T38">Dispatching und Ausführung von Deferred Procedure Calls </text:span></text:p>
              </table:table-cell>
            </table:table-row>
            <table:table-row table:style-name="ro3" table:default-cell-style-name="ce1">
              <table:table-cell table:style-name="ce2">
                <text:p text:style-name="P47"><text:span text:style-name="T38">1</text:span></text:p>
              </table:table-cell>
              <table:table-cell>
                <text:p text:style-name="P46"><text:span text:style-name="T38">APC-Level</text:span></text:p>
              </table:table-cell>
              <table:table-cell>
                <text:p text:style-name="P46"><text:span text:style-name="T38">Ausführung von Asynchronous Procedure Calls nach Ein-/Ausgabe-Requests</text:span></text:p>
              </table:table-cell>
            </table:table-row>
            <table:table-row table:style-name="ro2" table:default-cell-style-name="ce1">
              <table:table-cell table:style-name="ce2">
                <text:p text:style-name="P47"><text:span text:style-name="T38">0</text:span></text:p>
              </table:table-cell>
              <table:table-cell>
                <text:p text:style-name="P46"><text:span text:style-name="T38">Passive-Level</text:span></text:p>
              </table:table-cell>
              <table:table-cell>
                <text:p text:style-name="P46"><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6"><text:span text:style-name="T39">IRQL</text:span></text:p>
              </table:table-cell>
              <table:table-cell>
                <text:p text:style-name="P46"><text:span text:style-name="T39">Bezeichnung </text:span></text:p>
              </table:table-cell>
              <table:table-cell>
                <text:p text:style-name="P46"><text:span text:style-name="T39">Beschreibung</text:span></text:p>
              </table:table-cell>
            </table:table-row>
            <table:table-row table:style-name="ro5" table:default-cell-style-name="ce3">
              <table:table-cell>
                <text:p text:style-name="P47"><text:span text:style-name="T40">15</text:span></text:p>
              </table:table-cell>
              <table:table-cell>
                <text:p text:style-name="P46"><text:span text:style-name="T40">High-Level</text:span></text:p>
              </table:table-cell>
              <table:table-cell>
                <text:p text:style-name="P46"><text:span text:style-name="T40">Maschinen-Check und katastrophale Fehler</text:span></text:p>
              </table:table-cell>
            </table:table-row>
            <table:table-row table:style-name="ro5" table:default-cell-style-name="ce3">
              <table:table-cell>
                <text:p text:style-name="P47"><text:span text:style-name="T40">14</text:span></text:p>
              </table:table-cell>
              <table:table-cell>
                <text:p text:style-name="P46"><text:span text:style-name="T40">Power-Level</text:span></text:p>
              </table:table-cell>
              <table:table-cell>
                <text:p text:style-name="P46"><text:span text:style-name="T40">Strom/Spannungsproblem und Interprozessor-Interrupt</text:span></text:p>
              </table:table-cell>
            </table:table-row>
            <table:table-row table:style-name="ro5" table:default-cell-style-name="ce3">
              <table:table-cell>
                <text:p text:style-name="P47"><text:span text:style-name="T40">13</text:span></text:p>
              </table:table-cell>
              <table:table-cell>
                <text:p text:style-name="P46"><text:span text:style-name="T40">Clock-Level</text:span></text:p>
              </table:table-cell>
              <table:table-cell>
                <text:p text:style-name="P46"><text:span text:style-name="T40">Clock-Interrupt</text:span></text:p>
              </table:table-cell>
            </table:table-row>
            <table:table-row table:style-name="ro5" table:default-cell-style-name="ce3">
              <table:table-cell>
                <text:p text:style-name="P47"><text:span text:style-name="T40">12</text:span></text:p>
              </table:table-cell>
              <table:table-cell>
                <text:p text:style-name="P46"><text:span text:style-name="T40">Synch-Level</text:span></text:p>
              </table:table-cell>
              <table:table-cell>
                <text:p text:style-name="P46"><text:span text:style-name="T40">Prozessorübergreifende Synchronisation</text:span></text:p>
              </table:table-cell>
            </table:table-row>
            <table:table-row table:style-name="ro6" table:default-cell-style-name="ce3">
              <table:table-cell>
                <text:p text:style-name="P47"><text:span text:style-name="T40">3-11</text:span></text:p>
              </table:table-cell>
              <table:table-cell>
                <text:p text:style-name="P46"><text:span text:style-name="T40">Device-Levels</text:span></text:p>
              </table:table-cell>
              <table:table-cell>
                <text:p text:style-name="P46"><text:span text:style-name="T40">Abbildung auf IRQs der Geräte je nach verbautem Interrupt-Controller</text:span></text:p>
              </table:table-cell>
            </table:table-row>
            <table:table-row table:style-name="ro6" table:default-cell-style-name="ce3">
              <table:table-cell>
                <text:p text:style-name="P47"><text:span text:style-name="T40">2</text:span></text:p>
              </table:table-cell>
              <table:table-cell>
                <text:p text:style-name="P46"><text:span text:style-name="T40">Dispatch/DPC-Level</text:span></text:p>
              </table:table-cell>
              <table:table-cell>
                <text:p text:style-name="P46"><text:span text:style-name="T40">Dispatching und Ausführung von Deferred Procedure Calls </text:span></text:p>
              </table:table-cell>
            </table:table-row>
            <table:table-row table:style-name="ro5" table:default-cell-style-name="ce3">
              <table:table-cell>
                <text:p text:style-name="P47"><text:span text:style-name="T40">1</text:span></text:p>
              </table:table-cell>
              <table:table-cell>
                <text:p text:style-name="P46"><text:span text:style-name="T40">APC-Level</text:span></text:p>
              </table:table-cell>
              <table:table-cell>
                <text:p text:style-name="P46"><text:span text:style-name="T40">Ausführung von Asynchronous Procedure Calls</text:span></text:p>
              </table:table-cell>
            </table:table-row>
            <table:table-row table:style-name="ro5" table:default-cell-style-name="ce3">
              <table:table-cell>
                <text:p text:style-name="P47"><text:span text:style-name="T40">0</text:span></text:p>
              </table:table-cell>
              <table:table-cell>
                <text:p text:style-name="P46"><text:span text:style-name="T40">Passive-Level</text:span></text:p>
              </table:table-cell>
              <table:table-cell>
                <text:p text:style-name="P46"><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48" draw:layer="layout" svg:width="8.1cm" svg:height="3.617cm" svg:x="1cm" svg:y="12.607cm">
          <text:list text:style-name="L6">
            <text:list-item>
              <text:p text:style-name="P34"><text:span text:style-name="T17">DPC = Deferred (verzögerter) Procedure Call </text:span></text:p>
            </text:list-item>
            <text:list-item>
              <text:p text:style-name="P34"><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049cm" svg:height="11.959cm" svg:x="2.081cm" svg:y="4.304cm">
          <draw:image xlink:href="Pictures/200000870000978400004891D5F70CC1.wmf"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1" draw:layer="layout" svg:width="21.202cm" svg:height="12.383cm" svg:x="2.152cm" svg:y="4.092cm">
          <draw:image xlink:href="Pictures/20000080000045410000283B7935729C.wmf"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29"><text:span text:style-name="T24">Bei x86-Systemen unterbricht der Interrupt-Controller (meist 8259-Baustein) die CPU auf einer Leitung (Hardware)</text:span></text:p>
              </text:list-item>
              <text:list-item>
                <text:p text:style-name="P29"><text:span text:style-name="T24">Die CPU fragt den Controller ab, um eine Unterbrechungsanforderung (IRQ) zu erhalten (Hardware)</text:span></text:p>
              </text:list-item>
              <text:list-item>
                <text:p text:style-name="P29"><text:span text:style-name="T24">Interrupt-Controller übersetzt IRQ in eine Interrupt-Nummer (Hardware)</text:span></text:p>
              </text:list-item>
              <text:list-item>
                <text:p text:style-name="P29"><text:span text:style-name="T24">Aus Interrupt-Nummer wird IRQL ermittelt (Software, Windows)</text:span></text:p>
              </text:list-item>
              <text:list-item>
                <text:p text:style-name="P29"><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rruptverteilroutine wird aufgerufen und ermitteln die Adresse der ISR</text:span></text:p>
              </text:list-item>
              <text:list-item>
                <text:p text:style-name="P39"><text:span text:style-name="T24">ISR wird aufgerufen</text:span></text:p>
              </text:list-item>
              <text:list-item>
                <text:p text:style-name="P39"><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0"><text:span text:style-name="T25">Kurze Bearbeitungszeiten in der ISR wird angestrebt</text:span></text:p>
                  </text:list-item>
                  <text:list-item>
                    <text:p text:style-name="P40"><text:span text:style-name="T25">Kurze Bearbeitung in hoher Prioritätsstufe (IRQL)</text:span></text:p>
                  </text:list-item>
                  <text:list-item>
                    <text:p text:style-name="P40"><text:span text:style-name="T25">Systembelastung gering halten</text:span></text:p>
                  </text:list-item>
                </text:list>
              </text:list-item>
              <text:list-item>
                <text:p text:style-name="P39"><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 Windows,</text:span><text:span text:style-name="T8"><text:line-break/></text:span><text:span text:style-name="T8">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39"><text:span text:style-name="T36">APC = Asynchronous Procedure Call</text:span></text:p>
              </text:list-item>
              <text:list-item>
                <text:p text:style-name="P39"><text:span text:style-name="T36">Anwendungsbeispiel: </text:span></text:p>
              </text:list-item>
            </text:list>
            <text:list text:style-name="L15">
              <text:list-item>
                <text:list>
                  <text:list-item>
                    <text:p text:style-name="P49"><text:span text:style-name="T41">Bei read-Aufrufen an eine Festplatte wird die Threadbearbeitung zunächst unterbrochen </text:span></text:p>
                  </text:list-item>
                  <text:list-item>
                    <text:p text:style-name="P49"><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9"><text:span text:style-name="T41">Die nachfolgende Bearbeitung der APC-Queue erfolgt dann mit </text:span><text:span text:style-name="T42">IRQL 1</text:span></text:p>
                  </text:list-item>
                </text:list>
              </text:list-item>
              <text:list-item>
                <text:p text:style-name="P39"><text:span text:style-name="T36">Je eine </text:span><text:span text:style-name="T43">APC-Queue</text:span><text:span text:style-name="T36"> pro Thread im Kernel- und im Usermodus, je nachdem, von wo der read-Aufruf abgesetzt wurde</text:span></text:p>
              </text:list-item>
            </text:list>
            <text:p text:style-name="P50"><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Linux nutzt auch eine Tabelle mit Referenzen auf die Interrupt-Handler (ISR)</text:span></text:p>
              </text:list-item>
              <text:list-item>
                <text:p text:style-name="P29"><text:span text:style-name="T24">Jeder Interrupt-Request wird auf eine Interrupt-Nummer (= Index in der Tabelle) abgebildet</text:span></text:p>
              </text:list-item>
              <text:list-item>
                <text:p text:style-name="P29"><text:span text:style-name="T24">Meist wird in der ISR nur ein</text:span><text:span text:style-name="T35"> Tasklet</text:span><text:span text:style-name="T24"> erzeugt</text:span></text:p>
              </text:list-item>
              <text:list-item>
                <text:p text:style-name="P29"><text:span text:style-name="T24">Tasklets dienen der schnellen Behandlung von Interrupts (ähnlich dem Windows-DPC-Mechanismus)</text:span></text:p>
              </text:list-item>
            </text:list>
            <text:p text:style-name="P29"><text:span text:style-name="T24"/></text:p>
            <text:p text:style-name="P51"><text:span text:style-name="T44"/></text:p>
            <text:p text:style-name="P52"><text:span text:style-name="T24"/></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55" draw:layer="layout" svg:width="20.872cm" svg:height="10.229cm" svg:x="2.328cm" svg:y="4.657cm">
          <text:p text:style-name="P53"><text:span text:style-name="T45">Die Interrupt-Vektor-Tabelle ist im System wie folgt definiert:</text:span></text:p>
          <text:p text:style-name="P53"><text:span text:style-name="T45"/></text:p>
          <text:p text:style-name="P53"><text:span text:style-name="T46"><text:s text:c="3"/></text:span><text:span text:style-name="T46">extern irq_desc_t irq_desc [NR_IRQS];</text:span></text:p>
          <text:p text:style-name="P53"><text:span text:style-name="T46"/></text:p>
          <text:p text:style-name="P53"><text:span text:style-name="T45">Aufbau eines Tabelleneintrags:</text:span></text:p>
          <text:p text:style-name="P53"><text:span text:style-name="T45"/></text:p>
          <text:p text:style-name="P54"><text:span text:style-name="T46"><text:s text:c="3"/></text:span><text:span text:style-name="T46">typedef </text:span><text:span text:style-name="T47">struct</text:span><text:span text:style-name="T46"> {</text:span></text:p>
          <text:p text:style-name="P54"><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54"><text:span text:style-name="T46"><text:tab/></text:span><text:span text:style-name="T46"> <text:s text:c="3"/></text:span><text:span text:style-name="T46">hw_irq_controller *handler; <text:s text:c="2"/>// Zeiger auf verantwortlichen</text:span></text:p>
          <text:p text:style-name="P54"><text:span text:style-name="T46"><text:tab/></text:span><text:span text:style-name="T46"><text:tab/></text:span><text:span text:style-name="T46"> <text:s text:c="29"/></text:span><text:span text:style-name="T46">// (Hardware-)Controller</text:span></text:p>
          <text:p text:style-name="P54"><text:span text:style-name="T46"><text:tab/></text:span><text:span text:style-name="T46"> <text:s text:c="3"/></text:span><text:span text:style-name="T46">struct irqaction *action; <text:s text:c="4"/>// Zeiger auf Action-Liste</text:span></text:p>
          <text:p text:style-name="P54"><text:span text:style-name="T46"><text:s text:c="5"/></text:span><text:span text:style-name="T46">unsigned int depth; <text:s text:c="10"/>// Spezielles Feld zum</text:span></text:p>
          <text:p text:style-name="P54"><text:span text:style-name="T46"><text:tab/></text:span><text:span text:style-name="T46"> <text:s text:c="33"/></text:span><text:span text:style-name="T46">// Aktivieren und </text:span></text:p>
          <text:p text:style-name="P54"><text:span text:style-name="T46"><text:s text:c="35"/></text:span><text:span text:style-name="T46">// Deaktivieren des IRQ</text:span></text:p>
          <text:p text:style-name="P54"><text:span text:style-name="T46"><text:s text:c="3"/></text:span><text:span text:style-name="T46">} ____cacheline_aligned </text:span><text:span text:style-name="T47">irq_desc_t</text:span><text:span text:style-name="T46">;</text:span></text:p>
          <text:p text:style-name="P54"/>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3"><text:span text:style-name="T48">struct</text:span><text:span text:style-name="T45"> irqaction {</text:span></text:p>
          <text:p text:style-name="P53"><text:span text:style-name="T45"><text:tab/></text:span></text:p>
          <text:p text:style-name="P53"><text:span text:style-name="T45"><text:tab/></text:span><text:span text:style-name="T45">// Verweis auf Interrupt-Service-Routine</text:span></text:p>
          <text:p text:style-name="P53"><text:span text:style-name="T45"><text:tab/></text:span><text:span text:style-name="T45">void (*handler)(int, void *, struct pt_regs *);</text:span></text:p>
          <text:p text:style-name="P53"><text:span text:style-name="T45"/></text:p>
          <text:p text:style-name="P53"><text:span text:style-name="T45"><text:tab/></text:span><text:span text:style-name="T45">unsigned long flags;</text:span><text:span text:style-name="T45"><text:tab/></text:span><text:span text:style-name="T45"><text:tab/></text:span><text:span text:style-name="T45">// Eigenschaften des Interrupt-Handlers</text:span></text:p>
          <text:p text:style-name="P53"><text:span text:style-name="T45"><text:tab/></text:span><text:span text:style-name="T45">const char *name</text:span><text:span text:style-name="T45"><text:tab/></text:span><text:span text:style-name="T45"><text:tab/></text:span><text:span text:style-name="T45">// Name des Interrupt-Handlers </text:span></text:p>
          <text:p text:style-name="P53"><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53"><text:span text:style-name="T45"><text:tab/></text:span><text:span text:style-name="T45">struct irqaction *next; </text:span><text:span text:style-name="T45"><text:tab/></text:span><text:span text:style-name="T45">// Verweis auf nächsten Eintrag in der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53"><text:span text:style-name="T45">};</text:span></text:p>
          <text:p text:style-name="P53"><text:span text:style-name="T49"/></text:p>
          <text:p text:style-name="P54"><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9"><text:span text:style-name="T5">action = Action-Descriptor, Struktur mit Verweis auf eigentliche ISR</text:span></text:p>
            </text:list-item>
            <text:list-item>
              <text:p text:style-name="P29"><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0.426cm" svg:height="11.994cm" svg:x="2.469cm" svg:y="4.516cm">
          <draw:image xlink:href="Pictures/2000006700004A0F0000272D1F5C5869.wmf"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1">1.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1" draw:layer="layout" svg:width="22.491cm" svg:height="13.2cm" svg:x="1.509cm" svg:y="4.4cm">
          <draw:image xlink:href="Pictures/2000004E000050FB00002D6FE534C540.wmf"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8"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5">
              <text:list-item>
                <text:list>
                  <text:list-item>
                    <text:p text:style-name="P34"><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4"><text:span text:style-name="T25">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4"><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49"><text:span text:style-name="T41">Systemcalls werden im </text:span><text:span text:style-name="T42">Kernelmodus</text:span><text:span text:style-name="T41"> ausgeführt</text:span></text:p>
              </text:list-item>
              <text:list-item>
                <text:p text:style-name="P49"><text:span text:style-name="T41">Beim Aufruf wird durch den Prozessor vom Usermodus in den Kernelmodus </text:span><text:span text:style-name="T42">umgeschaltet</text:span></text:p>
              </text:list-item>
            </text:list>
            <text:p text:style-name="P49"><text:span text:style-name="T41"/></text:p>
          </draw:text-box>
        </draw:frame>
        <draw:g draw:name="Group 4">
          <draw:custom-shape draw:name="Rectangle 5" draw:style-name="gr11" draw:text-style-name="P1" draw:layer="layout" svg:width="17.567cm" svg:height="2.116cm" svg:x="4.233cm" svg:y="8.678cm">
            <text:p text:style-name="P36"><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6"><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29"><text:span text:style-name="T24">Befehlsfolge eines Systemaufrufs</text:span></text:p>
              </text:list-item>
            </text:list>
            <text:p text:style-name="P29"><text:span text:style-name="T24"/></text:p>
          </draw:text-box>
        </draw:frame>
        <draw:custom-shape draw:name="Rectangle 7" draw:style-name="gr40" draw:text-style-name="P1" draw:layer="layout" svg:width="3.809cm" svg:height="2.116cm" svg:x="6.954cm" svg:y="6.35cm">
          <text:p text:style-name="P36"><text:span text:style-name="T54">Programm-</text:span></text:p>
          <text:p text:style-name="P36"><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1" draw:layer="layout" svg:width="9.736cm" svg:height="2.116cm" svg:x="7.166cm" svg:y="13.97cm">
          <text:p text:style-name="P36"><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1" draw:layer="layout" svg:width="2.116cm" svg:height="2.116cm" svg:x="10.764cm" svg:y="6.35cm">
          <text:p text:style-name="P36"><text:span text:style-name="T54">System </text:span></text:p>
          <text:p text:style-name="P36"><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 draw:layer="layout" svg:width="3.597cm" svg:height="2.116cm" svg:x="12.881cm" svg:y="6.35cm">
          <text:p text:style-name="P36"><text:span text:style-name="T54">Programm-</text:span></text:p>
          <text:p text:style-name="P36"><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1" draw:layer="layout" svg:width="7.984cm" svg:height="2.618cm" svg:x="1.8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1" draw:layer="layout" svg:width="8.437cm" svg:height="2.618cm" svg:x="16.113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5" draw:layer="layout" svg:width="21.942cm" svg:height="13.873cm" svg:x="1.658cm" svg:y="3.527cm">
          <text:p text:style-name="P53"><text:span text:style-name="T56">x86-Befehl:</text:span></text:p>
          <text:p text:style-name="P53"><text:span text:style-name="T57">int n</text:span><text:span text:style-name="T57"><text:tab/></text:span><text:span text:style-name="T57"><text:tab/></text:span><text:span text:style-name="T57"><text:tab/></text:span><text:span text:style-name="T45">// Aufruf des Interrupts mit der Interrupt-Vektor-Nummer n</text:span></text:p>
          <text:p text:style-name="P53"><text:span text:style-name="T57">int $0x80</text:span><text:span text:style-name="T57"><text:tab/></text:span><text:span text:style-name="T45">// Trap, Systemcall</text:span></text:p>
          <text:p text:style-name="P53"><text:span text:style-name="T57"/></text:p>
          <text:p text:style-name="P53"><text:span text:style-name="T56">C-Code:</text:span></text:p>
          <text:p text:style-name="P53"><text:span text:style-name="T57"/></text:p>
          <text:p text:style-name="P54"><text:span text:style-name="T49">main()</text:span></text:p>
          <text:p text:style-name="P54"><text:span text:style-name="T49">{</text:span></text:p>
          <text:p text:style-name="P54"><text:span text:style-name="T49"><text:tab/></text:span><text:span text:style-name="T49">open(“mandl.txt“,1);</text:span><text:span text:style-name="T49"><text:tab/></text:span><text:span text:style-name="T49">// Datei zum Lesen öffnen</text:span></text:p>
          <text:p text:style-name="P54"><text:span text:style-name="T49">}</text:span></text:p>
          <text:p text:style-name="P54"><text:span text:style-name="T49"/></text:p>
          <text:p text:style-name="P53"><text:span text:style-name="T56">Maschinencode: (gcc-Compiler):</text:span></text:p>
          <text:p text:style-name="P54"><text:span text:style-name="T49"/></text:p>
          <text:p text:style-name="P54"><text:span text:style-name="T49">.LCO:</text:span></text:p>
          <text:p text:style-name="P54"><text:span text:style-name="T49"><text:tab/></text:span><text:span text:style-name="T49">.string “mandl.txt“</text:span></text:p>
          <text:p text:style-name="P54"><text:span text:style-name="T49"><text:tab/></text:span><text:span text:style-name="T49">.text</text:span></text:p>
          <text:p text:style-name="P54"><text:span text:style-name="T49">.globl main</text:span></text:p>
          <text:p text:style-name="P54"><text:span text:style-name="T49">main:</text:span></text:p>
          <text:p text:style-name="P54"><text:span text:style-name="T49"><text:tab/></text:span><text:span text:style-name="T49">...</text:span></text:p>
          <text:p text:style-name="P54"><text:span text:style-name="T49"><text:tab/></text:span><text:span text:style-name="T49">call open</text:span></text:p>
          <text:p text:style-name="P54"><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233cm" svg:x="2.328cm" svg:y="3.598cm">
          <text:p text:style-name="P53"><text:span text:style-name="T56">Open-Routine in der Linux C-Library:</text:span></text:p>
          <text:p text:style-name="P53"><text:span text:style-name="T56"><text:s/></text:span></text:p>
          <text:p text:style-name="P53"><text:span text:style-name="T57"/></text:p>
          <text:p text:style-name="P54"><text:span text:style-name="T49">__libc_open:</text:span></text:p>
          <text:p text:style-name="P54"><text:span text:style-name="T49"><text:tab/></text:span><text:span text:style-name="T49">...</text:span></text:p>
          <text:p text:style-name="P54"><text:span text:style-name="T49"><text:tab/></text:span><text:span text:style-name="T49">mov 0xc(%esp,1), %ecx</text:span><text:span text:style-name="T49"><text:tab/></text:span><text:span text:style-name="T49">// Parameter für Open in Register laden</text:span></text:p>
          <text:p text:style-name="P54"><text:span text:style-name="T49"><text:tab/></text:span><text:span text:style-name="T49">mov ...</text:span></text:p>
          <text:p text:style-name="P54"><text:span text:style-name="T49"><text:tab/></text:span><text:span text:style-name="T49">mov $0x5, %eax</text:span><text:span text:style-name="T49"><text:tab/></text:span><text:span text:style-name="T49"><text:tab/></text:span><text:span text:style-name="T49">// Systemcall-Code für open-Funktion</text:span></text:p>
          <text:p text:style-name="P54"><text:span text:style-name="T49"><text:tab/></text:span><text:span text:style-name="T58">int $0x80</text:span><text:span text:style-name="T58"><text:tab/></text:span><text:span text:style-name="T49"><text:tab/></text:span><text:span text:style-name="T49"><text:tab/></text:span><text:span text:style-name="T49">// Systemcall</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CS (Code Segment) Register auf Stack gepusht</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IP <text:s/>(Instruction Pointer) auf Stack gepusht</text:span></text:p>
          <text:p text:style-name="P54"><text:span text:style-name="T49"><text:tab/></text:span><text:span text:style-name="T49">...</text:span></text:p>
          <text:p text:style-name="P54"><text:span text:style-name="T49"><text:tab/></text:span><text:span text:style-name="T49">...</text:span></text:p>
          <text:p text:style-name="P54"><text:span text:style-name="T49"><text:tab/></text:span><text:span text:style-name="T58">iret</text:span><text:span text:style-name="T49"><text:tab/></text:span><text:span text:style-name="T49"><text:tab/></text:span><text:span text:style-name="T49"><text:tab/></text:span><text:span text:style-name="T49"><text:tab/></text:span><text:span text:style-name="T49"><text:tab/></text:span><text:span text:style-name="T49">// zurück aus dem </text:span><text:span text:style-name="T58">I</text:span><text:span text:style-name="T49">nterrupt zum Aufrufer</text:span></text:p>
          <text:p text:style-name="P54"><text:span text:style-name="T49"><text:tab/></text:span><text:span text:style-name="T49"><text:tab/></text:span><text:span text:style-name="T49"><text:tab/></text:span><text:span text:style-name="T49"><text:tab/></text:span><text:span text:style-name="T49"><text:tab/></text:span><text:span text:style-name="T49"><text:tab/></text:span><text:span text:style-name="T49">// - CS und IP werden von Stack gepopt</text:span></text:p>
          <text:p text:style-name="P54"><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49"><text:span text:style-name="T16">Interrupt-Vektor-Nummer $0x80 ist Index für die Adressierung der Interrupt-Vektor-Tabelle (IVT)</text:span></text:p>
            </text:list-item>
            <text:list-item>
              <text:p text:style-name="P49"><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57"><text:span text:style-name="T59">IVT = Interrupt-Vektor-Tabelle, </text:span></text:p>
            </text:list-item>
            <text:list-item>
              <text:p text:style-name="P57"><text:span text:style-name="T59">SVR = Serviceroutine, bearbeitet Systemcall</text:span></text:p>
            </text:list-item>
            <text:list-item>
              <text:p text:style-name="P57"><text:span text:style-name="T59">Systemcall-Tabelle verweist auf Implementierungen der Systemdienste</text:span></text:p>
            </text:list-item>
          </text:list>
          <text:p text:style-name="P57"><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7.3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37" draw:layer="layout" svg:x1="2.297cm" svg:y1="5.723cm" svg:x2="22.299cm" svg:y2="5.723cm">
          <text:p/>
        </draw:line>
        <draw:custom-shape draw:name="Rectangle 5" draw:style-name="gr26" draw:text-style-name="P1" draw:layer="layout" svg:width="4.4cm" svg:height="0.396cm" svg:x="3.1cm" svg:y="7.7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1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1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526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3.1cm" svg:y="12.127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2.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37" draw:layer="layout" svg:x1="2.698cm" svg:y1="4.925cm" svg:x2="2.698cm" svg:y2="10.323cm">
          <text:p/>
        </draw:line>
        <draw:custom-shape draw:name="Gerade Verbindung mit Pfeil 53" draw:style-name="gr23" draw:text-style-name="P37"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6"><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1.198cm" svg:height="0.797cm" svg:x="7.501cm" svg:y="9.505cm">
          <text:p/>
          <draw:enhanced-geometry draw:mirror-horizontal="false" draw:mirror-vertical="true" svg:viewBox="0 0 21600 21600" draw:type="mso-spt32" draw:enhanced-path="M 0 0 L 21600 21600 N"/>
        </draw:custom-shape>
        <draw:custom-shape draw:name="Rectangle 5" draw:style-name="gr26" draw:text-style-name="P1" draw:layer="layout" svg:width="4.4cm" svg:height="0.4cm" svg:x="13.701cm" svg:y="9.5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13.701cm" svg:y="9.9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3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7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7"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7"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6"><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8"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4.2cm" svg:height="10.971cm" svg:x="1cm" svg:y="4.128cm">
          <draw:image xlink:href="Pictures/200000600000BC4B000053E0EDBB1AE0.wmf"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39"><text:span text:style-name="T35">EPC</text:span><text:span text:style-name="T24">-Befehl = Enter Privileged Mode in IA64</text:span></text:p>
              </text:list-item>
            </text:list>
            <text:list text:style-name="L15">
              <text:list-item>
                <text:list>
                  <text:list-item>
                    <text:p text:style-name="P40"><text:span text:style-name="T25">Übergabe von max. 8 Parametern in Registern und die restlichen Parameter im Kernelstack</text:span></text:p>
                  </text:list-item>
                </text:list>
              </text:list-item>
              <text:list-item>
                <text:p text:style-name="P39"><text:span text:style-name="T35">syscall</text:span><text:span text:style-name="T24">-Befehl in x64</text:span></text:p>
                <text:list>
                  <text:list-item>
                    <text:p text:style-name="P40"><text:span text:style-name="T25">Übergabe der Systemcall-Nr. im EAX-Register</text:span></text:p>
                  </text:list-item>
                  <text:list-item>
                    <text:p text:style-name="P40"><text:span text:style-name="T25">Max. 8 Parameter in Registern und die restlichen Parameter im Kernelstack </text:span></text:p>
                  </text:list-item>
                </text:list>
              </text:list-item>
              <text:list-item>
                <text:p text:style-name="P39"><text:span text:style-name="T35">sysenter</text:span><text:span text:style-name="T24">-Befehl in x86 Pentium II</text:span></text:p>
              </text:list-item>
              <text:list-item>
                <text:p text:style-name="P39"><text:span text:style-name="T24">SVC-Befehl in ARM-Architektur </text:span></text:p>
                <text:list>
                  <text:list-item>
                    <text:p text:style-name="P49"><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39"><text:span text:style-name="T24">Systemcalls sind standardisiert in IS 9945-1</text:span></text:p>
              </text:list-item>
              <text:list-item>
                <text:p text:style-name="P39"><text:span text:style-name="T24">POSIX-Konformität erfüllen die meisten Unix-Derivate</text:span></text:p>
              </text:list-item>
              <text:list-item>
                <text:p text:style-name="P39"><text:span text:style-name="T24">Beispiele:</text:span></text:p>
              </text:list-item>
            </text:list>
            <text:list text:style-name="L15">
              <text:list-item>
                <text:list>
                  <text:list-item>
                    <text:p text:style-name="P40"><text:span text:style-name="T25">fork()</text:span><text:span text:style-name="T25"><text:tab/></text:span><text:span text:style-name="T25"><text:tab/></text:span><text:span text:style-name="T25">: Prozesserzeugung</text:span></text:p>
                  </text:list-item>
                  <text:list-item>
                    <text:p text:style-name="P40"><text:span text:style-name="T25">execve()</text:span><text:span text:style-name="T25"><text:tab/></text:span><text:span text:style-name="T25">: Aufruf eines Programms</text:span></text:p>
                  </text:list-item>
                  <text:list-item>
                    <text:p text:style-name="P40"><text:span text:style-name="T25">exit()</text:span><text:span text:style-name="T25"><text:tab/></text:span><text:span text:style-name="T25"><text:tab/></text:span><text:span text:style-name="T25">: Beenden eines Prozesses</text:span></text:p>
                  </text:list-item>
                  <text:list-item>
                    <text:p text:style-name="P40"><text:span text:style-name="T25">open()</text:span><text:span text:style-name="T25"><text:tab/></text:span><text:span text:style-name="T25"><text:tab/></text:span><text:span text:style-name="T25">: Datei öffnen</text:span></text:p>
                  </text:list-item>
                  <text:list-item>
                    <text:p text:style-name="P40"><text:span text:style-name="T25">close()</text:span><text:span text:style-name="T25"><text:tab/></text:span><text:span text:style-name="T25"><text:tab/></text:span><text:span text:style-name="T25">: Datei schließen</text:span></text:p>
                  </text:list-item>
                  <text:list-item>
                    <text:p text:style-name="P40"><text:span text:style-name="T25">read()</text:span><text:span text:style-name="T25"><text:tab/></text:span><text:span text:style-name="T25"><text:tab/></text:span><text:span text:style-name="T25">: Daten aus Datei lesen</text:span></text:p>
                  </text:list-item>
                  <text:list-item>
                    <text:p text:style-name="P40"><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59"><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39"><text:span text:style-name="T24">In Windows-Systemen sind die Systemcalls in der Windows-API (Application Programming Interface) definiert</text:span></text:p>
              </text:list-item>
              <text:list-item>
                <text:p text:style-name="P39"><text:span text:style-name="T24">Es gibt einige 1000 API-Funktionen, einige davon sind Systemcalls</text:span></text:p>
              </text:list-item>
              <text:list-item>
                <text:p text:style-name="P39"><text:span text:style-name="T24">Beispiele:</text:span></text:p>
              </text:list-item>
            </text:list>
            <text:list text:style-name="L15">
              <text:list-item>
                <text:list>
                  <text:list-item>
                    <text:p text:style-name="P40"><text:span text:style-name="T25">CreateProcess(): Prozesserzeugung</text:span></text:p>
                  </text:list-item>
                  <text:list-item>
                    <text:p text:style-name="P40"><text:span text:style-name="T25">exitProcess(): Beenden eines Prozesses</text:span></text:p>
                  </text:list-item>
                  <text:list-item>
                    <text:p text:style-name="P40"><text:span text:style-name="T25">CreateFile(): Erzeugen und Öffnen einer Datei</text:span></text:p>
                  </text:list-item>
                  <text:list-item>
                    <text:p text:style-name="P40"><text:span text:style-name="T25">CloseHandle(): Datei schließen</text:span></text:p>
                  </text:list-item>
                  <text:list-item>
                    <text:p text:style-name="P40"><text:span text:style-name="T25">ReadFile(): Daten aus Datei lesen</text:span></text:p>
                  </text:list-item>
                  <text:list-item>
                    <text:p text:style-name="P40"><text:span text:style-name="T25">WriteFile(): Daten in Datei schreiben</text:span></text:p>
                  </text:list-item>
                </text:list>
              </text:list-item>
            </text:list>
            <text:p text:style-name="P49"><text:span text:style-name="T41"/></text:p>
          </draw:text-box>
        </draw:fram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37" draw:layer="layout" svg:x1="2.7cm" svg:y1="9.749cm" svg:x2="19.5cm" svg:y2="9.749cm">
            <text:p/>
          </draw:line>
          <draw:custom-shape draw:name="Gerade Verbindung mit Pfeil 9" draw:style-name="gr23" draw:text-style-name="P37"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4" draw:text-style-name="P60"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7" draw:layer="layout" svg:width="3.8cm" svg:height="1.401cm" draw:transform="rotate (1.5707963267949) translate (4.479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5"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5"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5"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5"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5"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5"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5"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5"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5"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5"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7"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4" draw:text-style-name="P60"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7"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4"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4"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4-01">1.04.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61"><text:span text:style-name="T24">Polling und Interrupts</text:span></text:p>
              </text:list-item>
              <text:list-item>
                <text:p text:style-name="P61"><text:span text:style-name="T24">Synchrone und asynchrone Interrupts</text:span></text:p>
              </text:list-item>
              <text:list-item>
                <text:p text:style-name="P61"><text:span text:style-name="T24">Interrupt-Requests (IRQ) und Interrupt-Bearbeitung</text:span></text:p>
              </text:list-item>
              <text:list-item>
                <text:p text:style-name="P61"><text:span text:style-name="T24">Interrupt-Vektor-Tabelle (IVT) zur Adressierung von Interrupt-Service-Routinen (ISR) für synchrone und asynchrone Interrupts</text:span></text:p>
              </text:list-item>
              <text:list-item>
                <text:p text:style-name="P61"><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62"><text:span text:style-name="T9">Einführung in Computersysteme</text:span></text:p>
            </text:list-item>
            <text:list-item>
              <text:p text:style-name="P62"><text:span text:style-name="T9">Entwicklung von Betriebssystemen</text:span></text:p>
            </text:list-item>
            <text:list-item>
              <text:p text:style-name="P62"><text:span text:style-name="T9">Architekturansätze</text:span></text:p>
            </text:list-item>
            <text:list-item>
              <text:p text:style-name="P62"><text:span text:style-name="T9">Interruptverarbeitung in Betriebssystemen</text:span></text:p>
            </text:list-item>
          </text:list>
          <text:list text:style-name="L19">
            <text:list-item>
              <text:p text:style-name="P62"><text:span text:style-name="T9">Prozesse und Threads</text:span></text:p>
            </text:list-item>
            <text:list-item>
              <text:p text:style-name="P62"><text:span text:style-name="T9">CPU-Scheduling</text:span></text:p>
            </text:list-item>
            <text:list-item>
              <text:p text:style-name="P62"><text:span text:style-name="T9">Synchronisation und Kommunikation</text:span></text:p>
            </text:list-item>
            <text:list-item>
              <text:p text:style-name="P62"><text:span text:style-name="T9">Speicherverwaltung </text:span></text:p>
            </text:list-item>
            <text:list-item>
              <text:p text:style-name="P62"><text:span text:style-name="T9">Geräte- und Dateiverwaltung</text:span></text:p>
            </text:list-item>
            <text:list-item>
              <text:p text:style-name="P62"><text:span text:style-name="T9">Betriebssystemvirtualisierung</text:span></text:p>
            </text:list-item>
          </text:list>
          <text:p text:style-name="P62"><text:span text:style-name="T9"/></text:p>
          <text:p text:style-name="P63"><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4-01">1.04.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46</meta:editing-cycles>
    <meta:print-date>1999-04-08T16:15:23</meta:print-date>
    <meta:creation-date>1997-06-07T14:48:20</meta:creation-date>
    <dc:date>2016-04-01T22:19:08.645192568</dc:date>
    <meta:editing-duration>PT13H27M28S</meta:editing-duration>
    <meta:generator>LibreOffice/4.3.3.2$Linux_X86_64 LibreOffice_project/430m0$Build-2</meta:generator>
    <meta:document-statistic meta:object-count="68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